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ath TeX Gyre" svg:font-family="'DejaVu Math TeX Gy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impleClear2-subtitle">
      <style:graphic-properties draw:fill-color="#ffffff" draw:auto-grow-height="true" fo:min-height="18.48cm" loext:decorative="false"/>
      <style:paragraph-properties style:writing-mode="lr-tb"/>
    </style:style>
    <style:style style:name="pr2" style:family="presentation" style:parent-style-name="SimpleClear2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SimpleClear-title">
      <style:graphic-properties draw:fill="none" draw:auto-grow-height="true" fo:min-height="10.532cm" loext:decorative="false"/>
      <style:paragraph-properties style:writing-mode="lr-tb"/>
    </style:style>
    <style:style style:name="pr4" style:family="presentation" style:parent-style-name="SimpleClear-subtitle">
      <style:graphic-properties draw:fill-color="#ffffff" draw:textarea-horizontal-align="right" draw:auto-grow-height="true" fo:min-height="5.855cm" loext:decorative="false"/>
      <style:paragraph-properties style:writing-mode="lr-tb"/>
    </style:style>
    <style:style style:name="pr5" style:family="presentation" style:parent-style-name="SimpleClear-notes">
      <style:graphic-properties draw:fill-color="#ffffff" draw:auto-grow-height="false" fo:min-height="12.572cm" loext:decorative="false"/>
      <style:paragraph-properties style:writing-mode="lr-tb"/>
    </style:style>
    <style:style style:name="pr6" style:family="presentation" style:parent-style-name="SimpleClear1-title">
      <style:graphic-properties fo:min-height="4.091cm" loext:decorative="false"/>
      <style:paragraph-properties style:writing-mode="lr-tb"/>
    </style:style>
    <style:style style:name="pr7" style:family="presentation" style:parent-style-name="SimpleClear1-outline1">
      <style:graphic-properties fo:min-height="11.243cm" loext:decorative="false"/>
      <style:paragraph-properties style:writing-mode="lr-tb"/>
    </style:style>
    <style:style style:name="pr8" style:family="presentation" style:parent-style-name="SimpleClear1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SimpleClear1-subtitle">
      <style:graphic-properties draw:fill-color="#ffffff" draw:textarea-horizontal-align="left" draw:textarea-vertical-align="middle" draw:auto-grow-height="true" fo:min-height="20.126cm" loext:decorative="false"/>
      <style:paragraph-properties style:writing-mode="lr-tb"/>
    </style:style>
    <style:style style:name="pr10" style:family="presentation" style:parent-style-name="SimpleClear1-notes">
      <style:graphic-properties draw:fill-color="#ffffff" draw:auto-grow-height="false" fo:min-height="12.573cm" loext:decorative="false"/>
      <style:paragraph-properties style:writing-mode="lr-tb"/>
    </style:style>
    <style:style style:name="pr11" style:family="presentation" style:parent-style-name="SimpleClear1-subtitle">
      <style:graphic-properties draw:fill-color="#ffffff" draw:auto-grow-height="true" fo:min-height="11.493cm" loext:decorative="false"/>
      <style:paragraph-properties style:writing-mode="lr-tb"/>
    </style:style>
    <style:style style:name="P1" style:family="paragraph">
      <style:text-properties style:font-name="DejaVu Math TeX Gyre" fo:font-size="32pt" style:font-name-asian="DejaVu Math TeX Gyre" style:font-size-asian="32pt" style:font-size-complex="32pt"/>
    </style:style>
    <style:style style:name="P2" style:family="paragraph">
      <loext:graphic-properties draw:fill-color="#ffffff"/>
      <style:text-properties style:font-name="DejaVu Math TeX Gyre" fo:font-size="32pt" style:font-name-asian="DejaVu Math TeX Gyre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DejaVu Math TeX Gyre"/>
    </style:style>
    <style:style style:name="P5" style:family="paragraph">
      <loext:graphic-properties draw:fill="none"/>
      <style:text-properties style:font-name="DejaVu Math TeX Gyre"/>
    </style:style>
    <style:style style:name="P6" style:family="paragraph">
      <style:paragraph-properties fo:text-align="end"/>
    </style:style>
    <style:style style:name="P7" style:family="paragraph">
      <style:paragraph-properties fo:text-align="start"/>
      <style:text-properties fo:font-size="15pt" style:font-size-asian="15pt" style:font-size-complex="15pt"/>
    </style:style>
    <style:style style:name="P8" style:family="paragraph">
      <style:paragraph-properties fo:margin-left="0cm" fo:margin-right="0cm" fo:text-align="start" fo:text-indent="0cm"/>
      <style:text-properties fo:font-size="15pt" style:font-size-asian="15pt" style:font-size-complex="15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11" style:family="paragraph">
      <style:text-properties style:font-name="DejaVu Math TeX Gyre" fo:font-size="22pt" style:font-name-asian="DejaVu Math TeX Gyre" style:font-size-asian="22pt" style:font-size-complex="22pt"/>
    </style:style>
    <style:style style:name="P12" style:family="paragraph">
      <loext:graphic-properties draw:fill-color="#ffffff"/>
      <style:text-properties style:font-name="DejaVu Math TeX Gyre" fo:font-size="22pt" style:font-name-asian="DejaVu Math TeX Gyre" style:font-size-asian="22pt" style:font-size-complex="22pt"/>
    </style:style>
    <style:style style:name="P13" style:family="paragraph">
      <style:text-properties style:font-name="DejaVu Math TeX Gyre" style:font-name-asian="DejaVu Math TeX Gyre"/>
    </style:style>
    <style:style style:name="T1" style:family="text">
      <style:text-properties style:font-name="DejaVu Math TeX Gyre" fo:font-size="32pt" style:font-name-asian="DejaVu Math TeX Gyre" style:font-size-asian="32pt" style:font-size-complex="32pt"/>
    </style:style>
    <style:style style:name="T2" style:family="text">
      <style:text-properties style:font-name="DejaVu Math TeX Gyre" fo:font-size="16pt" style:font-name-asian="DejaVu Math TeX Gyre" style:font-size-asian="16pt" style:font-size-complex="16pt"/>
    </style:style>
    <style:style style:name="T3" style:family="text">
      <style:text-properties style:font-name="DejaVu Math TeX Gyre" fo:font-size="32pt" fo:font-weight="normal" style:font-name-asian="DejaVu Math TeX Gyre" style:font-size-asian="32pt" style:font-weight-asian="normal" style:font-size-complex="32pt" style:font-weight-complex="normal"/>
    </style:style>
    <style:style style:name="T4" style:family="text">
      <style:text-properties style:font-name="DejaVu Math TeX Gyre" fo:font-size="32pt" style:text-underline-style="none" fo:font-weight="bold" style:font-name-asian="DejaVu Math TeX Gyre" style:font-size-asian="32pt" style:font-weight-asian="bold" style:font-size-complex="32pt" style:font-weight-complex="bold"/>
    </style:style>
    <style:style style:name="T5" style:family="text">
      <style:text-properties style:font-name="DejaVu Math TeX Gyre"/>
    </style:style>
    <style:style style:name="T6" style:family="text">
      <style:text-properties style:font-name="DejaVu Math TeX Gyre" style:font-name-asian="DejaVu Math TeX Gyre"/>
    </style:style>
    <style:style style:name="T7" style:family="text">
      <style:text-properties style:font-name="DejaVu Math TeX Gyre" fo:font-size="26pt" style:font-name-asian="DejaVu Math TeX Gyre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DejaVu Math TeX Gyre" fo:font-size="15pt" style:font-name-asian="DejaVu Math TeX Gyre" style:font-size-asian="15pt" style:font-size-complex="15pt"/>
    </style:style>
    <style:style style:name="T13" style:family="text">
      <style:text-properties fo:color="#666666" loext:opacity="100%" style:font-name="DejaVu Math TeX Gyre" fo:font-size="15pt" style:font-name-asian="DejaVu Math TeX Gyre" style:font-size-asian="15pt" style:font-size-complex="15pt"/>
    </style:style>
    <style:style style:name="T14" style:family="text">
      <style:text-properties fo:color="#3465a4" loext:opacity="100%" style:font-name="DejaVu Math TeX Gyre" fo:font-size="15pt" style:font-name-asian="DejaVu Math TeX Gyre" style:font-size-asian="15pt" style:font-size-complex="15pt"/>
    </style:style>
    <style:style style:name="T15" style:family="text">
      <style:text-properties fo:color="#999999" loext:opacity="100%" style:font-name="DejaVu Math TeX Gyre" fo:font-size="15pt" style:font-name-asian="DejaVu Math TeX Gyre" style:font-size-asian="15pt" style:font-size-complex="15pt"/>
    </style:style>
    <style:style style:name="T16" style:family="text">
      <style:text-properties fo:color="#ff3838" loext:opacity="100%" style:font-name="DejaVu Math TeX Gyre" fo:font-size="15pt" style:font-name-asian="DejaVu Math TeX Gyre" style:font-size-asian="15pt" style:font-size-complex="15pt"/>
    </style:style>
    <style:style style:name="T17" style:family="text">
      <style:text-properties fo:font-variant="normal" fo:text-transform="none" fo:color="#303030" loext:opacity="100%" style:text-outline="false" style:text-line-through-style="none" style:text-line-through-type="none" style:font-name="DejaVu Math TeX Gyre" fo:font-size="15pt" fo:font-style="normal" fo:text-shadow="none" style:text-underline-style="none" fo:font-weight="600" style:letter-kerning="true" style:font-name-asian="DejaVu Math TeX Gyre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Math TeX Gyre" fo:font-size="15pt" style:text-underline-style="solid" style:text-underline-width="auto" style:text-underline-color="font-color" style:font-name-asian="DejaVu Math TeX Gyre" style:font-size-asian="15pt" style:font-size-complex="15pt"/>
    </style:style>
    <style:style style:name="T19" style:family="text">
      <style:text-properties fo:color="#000000" loext:opacity="100%" style:font-name="DejaVu Math TeX Gyre" fo:font-size="15pt" style:font-name-asian="DejaVu Math TeX Gyre" style:font-size-asian="15pt" style:font-size-complex="15pt"/>
    </style:style>
    <style:style style:name="T20" style:family="text">
      <style:text-properties fo:color="#000000" loext:opacity="100%" style:font-name="DejaVu Math TeX Gyre" fo:font-size="15pt" fo:font-weight="normal" style:font-name-asian="DejaVu Math TeX Gyre" style:font-size-asian="15pt" style:font-weight-asian="normal" style:font-size-complex="15pt" style:font-weight-complex="normal"/>
    </style:style>
    <style:style style:name="T21" style:family="text">
      <style:text-properties fo:font-variant="normal" fo:text-transform="none" fo:color="#999999" loext:opacity="100%" style:text-outline="false" style:text-line-through-style="none" style:text-line-through-type="none" style:font-name="DejaVu Math TeX Gyre" fo:font-size="15pt" fo:font-style="normal" fo:text-shadow="none" style:text-underline-style="none" fo:font-weight="600" style:letter-kerning="true" style:font-name-asian="DejaVu Math TeX Gyre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font-name="DejaVu Math TeX Gyre" fo:font-size="15pt" fo:font-style="normal" fo:text-shadow="none" style:text-underline-style="none" fo:font-weight="600" style:letter-kerning="true" style:font-name-asian="DejaVu Math TeX Gyre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DejaVu Math TeX Gyre" fo:font-size="15pt" style:font-name-asian="DejaVu Math TeX Gyre" style:font-size-asian="15pt" style:font-size-complex="15pt"/>
    </style:style>
    <style:style style:name="T24" style:family="text">
      <style:text-properties style:font-name="DejaVu Math TeX Gyre" fo:font-size="22pt" style:font-name-asian="DejaVu Math TeX Gyre" style:font-size-asian="22pt" style:font-size-complex="22pt"/>
    </style:style>
    <style:style style:name="T25" style:family="text">
      <style:text-properties style:font-name="DejaVu Math TeX Gyre" fo:font-size="18pt" style:font-name-asian="DejaVu Math TeX Gyr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2" presentation:presentation-page-layout-name="AL1T32">
        <draw:frame presentation:style-name="pr1" draw:text-style-name="P2" draw:layer="layout" svg:width="25.098cm" svg:height="18.48cm" svg:x="1.4cm" svg:y="1.364cm" presentation:class="subtitle" presentation:user-transformed="true">
          <draw:text-box>
            <text:p text:style-name="P1"><text:span text:style-name="T1">Oracle 11x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2">(</text:span><text:span text:style-name="T2">기초</text:span><text:span text:style-name="T2">)</text:span></text:p>
            <text:p text:style-name="P1"><text:span text:style-name="T1"><text:s/></text:span><text:span text:style-name="T1"><text:tab/></text:span><text:span text:style-name="T1"><text:tab/></text:span><text:span text:style-name="T1">환경에서의 </text:span><text:span text:style-name="T3">대용량 데이터 </text:span><text:span text:style-name="T4">페이징</text:span></text:p>
          </draw:text-box>
        </draw:frame>
        <presentation:notes draw:style-name="dp1">
          <draw:page-thumbnail draw:style-name="gr1" draw:layer="layout" svg:width="30.943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Clear" presentation:presentation-page-layout-name="AL2T0">
        <draw:frame presentation:style-name="pr3" draw:text-style-name="P5" draw:layer="layout" svg:width="23.866cm" svg:height="10.532cm" svg:x="2.733cm" svg:y="0.837cm" presentation:class="title" presentation:user-transformed="true">
          <draw:text-box>
            <text:p text:style-name="P4"><text:span text:style-name="T5">Problem :</text:span></text:p>
          </draw:text-box>
        </draw:frame>
        <draw:frame presentation:style-name="pr4" draw:text-style-name="P3" draw:layer="layout" svg:width="23.831cm" svg:height="5.855cm" svg:x="2.801cm" svg:y="12.796cm" presentation:class="subtitle" presentation:user-transformed="true">
          <draw:text-box>
            <text:p text:style-name="P6"><text:span text:style-name="T6"><text:tab/></text:span><text:span text:style-name="T7">실제 서비스 환경을 가정하고</text:span><text:span text:style-name="T7">, </text:span><text:span text:style-name="T7">한계 테스트를 위해 </text:span><text:span text:style-name="T7"><text:tab/></text:span><text:span text:style-name="T7">테이블에 </text:span><text:span text:style-name="T7">200</text:span><text:span text:style-name="T7">만개 이상의 데이터가 스크립트로 </text:span><text:span text:style-name="T7">insert</text:span><text:span text:style-name="T7">되어 페이지 로딩 속도가 현저히 느려짐</text:span><text:span text:style-name="T7">. </text:span></text:p>
            <text:p text:style-name="P6"><text:span text:style-name="T8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" presentation:presentation-page-layout-name="AL3T1">
        <draw:frame presentation:style-name="pr6" draw:text-style-name="P4" draw:layer="layout" svg:width="46.628cm" svg:height="4.341cm" svg:x="1.4cm" svg:y="1.364cm" presentation:class="title">
          <draw:text-box>
            <text:p text:style-name="P4"><text:span text:style-name="T5">Paging Query </text:span></text:p>
          </draw:text-box>
        </draw:frame>
        <draw:frame presentation:style-name="pr7" draw:layer="layout" svg:width="25.199cm" svg:height="11.493cm" svg:x="1.4cm" svg:y="6.449cm" presentation:class="outline" presentation:user-transformed="true">
          <draw:text-box>
            <text:list text:style-name="L2">
              <text:list-item>
                <text:p>Oracle 12c 이상부터 ANSI 표준 페이징 문법인<text:span text:style-name="T9">OFFSET … FETCH</text:span>가 도입됨.</text:p>
              </text:list-item>
              <text:list-item>
                <text:p>Oracle 11g XE에서는 <text:span text:style-name="T9">ROWNUM </text:span><text:span text:style-name="T10">+</text:span><text:span text:style-name="T9">서브쿼리</text:span>의 전통적 방식으로 페이징 해야함.</text:p>
              </text:list-item>
            </text:list>
          </draw:text-box>
        </draw:frame>
        <presentation:notes draw:style-name="dp1">
          <draw:page-thumbnail draw:style-name="gr1" draw:layer="layout" svg:width="30.943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impleClear1" presentation:presentation-page-layout-name="AL1T32">
        <draw:frame presentation:style-name="pr9" draw:text-style-name="P10" draw:layer="layout" svg:width="46.628cm" svg:height="20.126cm" svg:x="1.4cm" svg:y="1.364cm" presentation:class="subtitle" presentation:user-transformed="true">
          <draw:text-box>
  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2">SELECT * FROM </text:span></text:p>
  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(SELECT </text:span><text:span text:style-name="T14">rownum</text:span><text:span text:style-name="T13"> as rnum,</text:span><text:span text:style-name="T14"> n.*</text:span><text:span text:style-name="T13"> FROM</text:span></text:p>
  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(SELECT board_no, board_title, board_writer, board_date</text:span></text:p>
            <text:p text:style-name="P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FROM board ORDER BY board_no DESC )</text:span><text:span text:style-name="T14">n</text:span><text:span text:style-name="T13"> )</text:span></text:p>
            <text:p text:style-name="P7"><text:span text:style-name="T12">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WHERE </text:span><text:span text:style-name="T14">rnum</text:span><text:span text:style-name="T12"> BETWEEN </text:span><text:span text:style-name="T16">#{start} </text:span><text:span text:style-name="T12">and </text:span><text:span text:style-name="T16">#{end}</text:span></text:p>
            <text:p text:style-name="P7"><text:span text:style-name="T12"/></text:p>
            <text:p text:style-name="P7"><text:span text:style-name="T12"><text:tab/></text:span></text:p>
            <text:p text:style-name="P7"><text:span text:style-name="T14"><text:tab/></text:span><text:span text:style-name="T14"><text:tab/></text:span><text:span text:style-name="T14">rownum </text:span><text:span text:style-name="T14">이 필요한 이유 </text:span><text:span text:style-name="T12">→ </text:span><text:span text:style-name="T12">board_no </text:span><text:span text:style-name="T12">는 데이터의 연속성이 손상되어 있을 수 있음</text:span></text:p>
            <text:p text:style-name="P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→ 페이징 깨짐</text:span></text:p>
            <text:p text:style-name="P8"><text:span text:style-name="T17"><text:tab/></text:span><text:span text:style-name="T17"><text:tab/></text:span><text:span text:style-name="T12">rownum</text:span><text:span text:style-name="T12">은 데이터를 읽는 순서대로 번호를 부여 </text:span><text:span text:style-name="T12">(where</text:span><text:span text:style-name="T12">보다 먼저 실행됨</text:span><text:span text:style-name="T12">, </text:span><text:span text:style-name="T12">정렬전에 부여</text:span><text:span text:style-name="T12">)</text:span></text:p>
            <text:p text:style-name="P7"><text:span text:style-name="T12"/></text:p>
            <text:p text:style-name="P7"><text:span text:style-name="T12"><text:tab/></text:span><text:span text:style-name="T12"><text:tab/></text:span><text:span text:style-name="T12">내부부터 </text:span><text:span text:style-name="T18">인라인뷰</text:span><text:span text:style-name="T12"> → </text:span><text:span text:style-name="T18">서브쿼리</text:span><text:span text:style-name="T12"> </text:span><text:span text:style-name="T12">(rownum </text:span><text:span text:style-name="T12">부여</text:span><text:span text:style-name="T12">) → </text:span><text:span text:style-name="T18">최외곽쿼리</text:span><text:span text:style-name="T12"> </text:span><text:span text:style-name="T12">(</text:span><text:span text:style-name="T12">범위필터링</text:span><text:span text:style-name="T12">) </text:span></text:p>
            <text:p text:style-name="P7"><text:span text:style-name="T12"/></text:p>
            <text:p text:style-name="P7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&lt;</text:span><text:span text:style-name="T19">최신글 정렬</text:span><text:span text:style-name="T19">&gt;</text:span><text:span text:style-name="T12"><text:tab/></text:span></text:p>
            <text:p text:style-name="P8"><text:span text:style-name="T17"><text:tab/></text:span><text:span text:style-name="T17"><text:tab/></text:span><text:span text:style-name="T15">(SELECT board_no, board_title, board_writer, board_date</text:span></text:p>
            <text:p text:style-name="P7"><text:span text:style-name="T15"><text:tab/></text:span><text:span text:style-name="T15"><text:tab/></text:span><text:span text:style-name="T15">FROM board ORDER BY board_no DESC )n )</text:span></text:p>
            <text:p text:style-name="P7"><text:span text:style-name="T15"><text:tab/></text:span></text:p>
            <text:p text:style-name="P8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20">&lt;rownum </text:span><text:span text:style-name="T20">부여</text:span><text:span text:style-name="T20">&gt;</text:span></text:p>
            <text:p text:style-name="P8"><text:span text:style-name="T17"><text:tab/></text:span><text:span text:style-name="T17"><text:tab/></text:span><text:span text:style-name="T21">(</text:span><text:span text:style-name="T15">SELECT rownum as rnum, n.* FROM (Inline View)n)</text:span></text:p>
            <text:p text:style-name="P8"><text:span text:style-name="T15"/></text:p>
            <text:p text:style-name="P8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9">&lt;</text:span><text:span text:style-name="T19">범위 지정</text:span><text:span text:style-name="T19">&gt;</text:span></text:p>
            <text:p text:style-name="P8"><text:span text:style-name="T22"><text:tab/></text:span><text:span text:style-name="T22"><text:tab/></text:span><text:span text:style-name="T23">SELECT * FROM </text:span></text:p>
            <text:p text:style-name="P8"><text:span text:style-name="T23"><text:tab/></text:span><text:span text:style-name="T23"><text:tab/></text:span><text:span text:style-name="T23">(</text:span><text:span text:style-name="T23">내부</text:span><text:span text:style-name="T23">)</text:span></text:p>
            <text:p text:style-name="P8"><text:span text:style-name="T23"><text:s/></text:span><text:span text:style-name="T23"><text:tab/></text:span><text:span text:style-name="T23"><text:tab/></text:span><text:span text:style-name="T23">WHERE rnum BETWEEN #{start} and #{end}</text:span></text:p>
            <text:p text:style-name="P8"><text:span text:style-name="T12"/></text:p>
            <text:p text:style-name="P8"><text:span text:style-name="T13"><text:tab/></text:span><text:span text:style-name="T13"><text:tab/></text:span></text:p>
            <text:p text:style-name="P7"><text:span text:style-name="T12"/></text:p>
            <text:p text:style-name="P9"><text:span text:style-name="T12"/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impleClear1" presentation:presentation-page-layout-name="AL2T0">
        <draw:frame presentation:style-name="pr6" draw:text-style-name="P1" draw:layer="layout" svg:width="46.628cm" svg:height="4.341cm" svg:x="1.4cm" svg:y="1.364cm" presentation:class="title">
          <draw:text-box>
            <text:p text:style-name="P1"><text:span text:style-name="T1">Offset </text:span><text:span text:style-name="T1">기반의 </text:span><text:span text:style-name="T1">query</text:span><text:span text:style-name="T1">에서 주목할 점</text:span></text:p>
          </draw:text-box>
        </draw:frame>
        <draw:frame presentation:style-name="pr11" draw:text-style-name="P12" draw:layer="layout" svg:width="25.199cm" svg:height="11.493cm" svg:x="1.4cm" svg:y="6.449cm" presentation:class="subtitle" presentation:user-transformed="true">
          <draw:text-box>
            <text:p text:style-name="P11"><text:span text:style-name="T24"><text:s/>1. </text:span><text:span text:style-name="T24">대용량 데이터일 수록 프로세스가 비효율적</text:span></text:p>
            <text:p text:style-name="P11"><text:span text:style-name="T24"><text:tab/></text:span></text:p>
            <text:p text:style-name="P11"><text:span text:style-name="T24"><text:tab/></text:span><text:span text:style-name="T25">(1)</text:span><text:span text:style-name="T25">전체 테이블 스캔 → 정렬</text:span></text:p>
            <text:p text:style-name="P11"><text:span text:style-name="T25"><text:tab/></text:span><text:span text:style-name="T25">(2)</text:span><text:span text:style-name="T25">정렬된 결과에 </text:span><text:span text:style-name="T25">rownum </text:span><text:span text:style-name="T25">부여</text:span></text:p>
            <text:p text:style-name="P11"><text:span text:style-name="T25"><text:tab/></text:span><text:span text:style-name="T25">(3) BETWEEN X and Y → X </text:span><text:span text:style-name="T25">에서 </text:span><text:span text:style-name="T25">Y </text:span><text:span text:style-name="T25">까지만 선택</text:span><text:span text:style-name="T25">,</text:span></text:p>
            <text:p text:style-name="P11"><text:span text:style-name="T25"><text:tab/></text:span><text:span text:style-name="T25"><text:tab/></text:span><text:span text:style-name="T25"> <text:s/>그 이전 결과는 버림</text:span><text:span text:style-name="T25">.</text:span></text:p>
            <text:p text:style-name="P11"><text:span text:style-name="T24"/></text:p>
            <text:p text:style-name="P11"><text:span text:style-name="T24"/></text:p>
            <text:p text:style-name="P11"><text:span text:style-name="T24"><text:s/>2. </text:span><text:span text:style-name="T24">대안</text:span></text:p>
            <text:p text:style-name="P11"><text:span text:style-name="T24"><text:tab/></text:span></text:p>
            <text:p text:style-name="P11"><text:span text:style-name="T24"><text:tab/></text:span><text:span text:style-name="T25">(1) </text:span><text:span text:style-name="T25">인덱스 활용 </text:span><text:span text:style-name="T25">(</text:span><text:span text:style-name="T25">특정번호 이후 조회 → </text:span><text:span text:style-name="T25">Mark)</text:span></text:p>
            <text:p text:style-name="P11"><text:span text:style-name="T25"><text:tab/></text:span><text:span text:style-name="T25">(2) </text:span><text:span text:style-name="T25">페이지 제한 </text:span><text:span text:style-name="T25">(</text:span><text:span text:style-name="T25">최대 페이지</text:span><text:span text:style-name="T25">) → </text:span><text:span text:style-name="T25">일정량 이상의 데이터는 페이지 분할</text:span></text:p>
            <text:p text:style-name="P11"><text:span text:style-name="T25"><text:tab/></text:span><text:span text:style-name="T25">(3) </text:span><text:span text:style-name="T25">검색조건 제한 </text:span><text:span text:style-name="T25">(</text:span><text:span text:style-name="T25">예 </text:span><text:span text:style-name="T25">: </text:span><text:span text:style-name="T25">일정 시점부터 일정 기간까지</text:span><text:span text:style-name="T25">) 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impleClear1" presentation:presentation-page-layout-name="AL3T1">
        <draw:frame presentation:style-name="pr6" draw:text-style-name="P4" draw:layer="layout" svg:width="46.628cm" svg:height="4.341cm" svg:x="1.4cm" svg:y="1.364cm" presentation:class="title" presentation:user-transformed="true">
          <draw:text-box>
            <text:p text:style-name="P4"><text:span text:style-name="T5">Advanced</text:span></text:p>
          </draw:text-box>
        </draw:frame>
        <draw:frame presentation:style-name="pr7" draw:text-style-name="P13" draw:layer="layout" svg:width="25.199cm" svg:height="11.493cm" svg:x="1.4cm" svg:y="6.449cm" presentation:class="outline">
          <draw:text-box>
            <text:list text:style-name="L2">
              <text:list-item>
                <text:p text:style-name="P13"><text:span text:style-name="T6">Cursor</text:span><text:span text:style-name="T6">기반 페이징</text:span></text:p>
              </text:list-item>
              <text:list-item>
                <text:p text:style-name="P13"><text:span text:style-name="T6">Keyset </text:span><text:span text:style-name="T6">기반 페이징</text:span></text:p>
              </text:list-item>
              <text:list-item>
                <text:p text:style-name="P13"><text:span text:style-name="T6">하이브리드 접근</text:span></text:p>
              </text:list-item>
              <text:list-item>
                <text:p text:style-name="P13"><text:span text:style-name="T6">파티셔닝</text:span></text:p>
              </text:list-item>
            </text:list>
            <text:p text:style-name="P13"><text:span text:style-name="T6"><text:s text:c="2"/></text:span><text:span text:style-name="T7">→ 쿼리에 따른 백엔드 피드백과 </text:span><text:span text:style-name="T7">UI </text:span><text:span text:style-name="T7">수정이 불가피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ath TeX Gyre" svg:font-family="'DejaVu Math TeX Gy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>
      <loext:gradient-stop svg:offset="0" loext:color-type="rgb" loext:color-value="#fcfcfc"/>
      <loext:gradient-stop svg:offset="1" loext:color-type="rgb" loext:color-value="#fcfcf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false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false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false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loext:opacity="10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22:30:53.333983018</meta:creation-date>
    <meta:editing-duration>PT8M30S</meta:editing-duration>
    <meta:editing-cycles>3</meta:editing-cycles>
    <meta:generator>LibreOffice/25.2.5.2$Linux_X86_64 LibreOffice_project/520$Build-2</meta:generator>
    <dc:date>2025-08-10T11:29:39.473194904</dc:date>
    <meta:print-date>2025-08-10T11:29:33.799182508</meta:print-date>
    <meta:printed-by>PDF files</meta:printed-by>
    <meta:document-statistic meta:object-count="65"/>
    <meta:template xlink:type="simple" xlink:actuate="onRequest" xlink:title="simple-clear" xlink:href="../../../../../../templates/Presentations/simple-clear.otp" meta:date="2025-08-08T22:30:52.878260519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